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00000000EBB5655DB8BDA3CA6.png" manifest:media-type="image/png"/>
  <manifest:file-entry manifest:full-path="Pictures/100002010000016F0000016F3164878F39F325AE.png" manifest:media-type="image/png"/>
  <manifest:file-entry manifest:full-path="Pictures/1000B3C7000025FD0000016FD8320798657BD1C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ccccc" draw:fill-color="#dddddd" draw:textarea-horizontal-align="justify" draw:textarea-vertical-align="middle" draw:auto-grow-height="false" fo:min-height="4.611cm" fo:min-width="5.815cm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5.917cm" fo:min-width="7.165cm"/>
    </style:style>
    <style:style style:name="gr4" style:family="graphic" style:parent-style-name="standard">
      <style:graphic-properties svg:stroke-color="#808080" draw:fill-color="#cccccc" draw:textarea-horizontal-align="justify" draw:textarea-vertical-align="middle" draw:auto-grow-height="false" fo:min-height="6.054cm" fo:min-width="0.518cm"/>
    </style:style>
    <style:style style:name="gr5" style:family="graphic" style:parent-style-name="standard">
      <style:graphic-properties svg:stroke-color="#333333" draw:fill-color="#666666" draw:textarea-horizontal-align="justify" draw:textarea-vertical-align="middle" draw:auto-grow-height="false" fo:min-height="0.166cm" fo:min-width="0cm"/>
    </style:style>
    <style:style style:name="gr6" style:family="graphic" style:parent-style-name="standard">
      <style:graphic-properties svg:stroke-color="#333333" draw:fill-color="#666666" draw:textarea-horizontal-align="justify" draw:textarea-vertical-align="middle" draw:auto-grow-height="false" fo:min-height="0.17cm" fo:min-width="0cm"/>
    </style:style>
    <style:style style:name="gr7" style:family="graphic" style:parent-style-name="standard">
      <style:graphic-properties svg:stroke-color="#333333" draw:fill-color="#666666" draw:textarea-horizontal-align="justify" draw:textarea-vertical-align="middle" draw:auto-grow-height="false" fo:min-height="0.165cm" fo:min-width="0cm"/>
    </style:style>
    <style:style style:name="gr8" style:family="graphic" style:parent-style-name="standard">
      <style:graphic-properties svg:stroke-color="#333333" draw:fill-color="#666666" draw:textarea-horizontal-align="justify" draw:textarea-vertical-align="middle" draw:auto-grow-height="false" fo:min-height="0.159cm" fo:min-width="0cm"/>
    </style:style>
    <style:style style:name="gr9" style:family="graphic" style:parent-style-name="standard">
      <style:graphic-properties svg:stroke-color="#333333" draw:fill-color="#666666" draw:textarea-horizontal-align="justify" draw:textarea-vertical-align="middle" draw:auto-grow-height="false" fo:min-height="0.171cm" fo:min-width="0cm"/>
    </style:style>
    <style:style style:name="gr10" style:family="graphic" style:parent-style-name="standard">
      <style:graphic-properties svg:stroke-color="#333333" draw:fill-color="#666666" draw:textarea-horizontal-align="justify" draw:textarea-vertical-align="middle" draw:auto-grow-height="false" fo:min-height="0.162cm" fo:min-width="0cm"/>
    </style:style>
    <style:style style:name="gr11" style:family="graphic" style:parent-style-name="standard">
      <style:graphic-properties svg:stroke-color="#333333" draw:fill-color="#666666" draw:textarea-horizontal-align="justify" draw:textarea-vertical-align="middle" draw:auto-grow-height="false" fo:min-height="0.173cm" fo:min-width="0cm"/>
    </style:style>
    <style:style style:name="gr12" style:family="graphic" style:parent-style-name="standard">
      <style:graphic-properties svg:stroke-color="#333333" draw:fill-color="#666666" draw:textarea-horizontal-align="justify" draw:textarea-vertical-align="middle" draw:auto-grow-height="false" fo:min-height="0.163cm" fo:min-width="0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2.84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16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5.069cm" fo:min-width="3.168cm"/>
    </style:style>
    <style:style style:name="gr18" style:family="graphic" style:parent-style-name="standard">
      <style:graphic-properties svg:stroke-color="#808080" draw:fill-color="#cccccc" draw:textarea-horizontal-align="justify" draw:textarea-vertical-align="middle" draw:auto-grow-height="false" fo:min-height="3.331cm" fo:min-width="0.414cm"/>
    </style:style>
    <style:style style:name="gr19" style:family="graphic" style:parent-style-name="standard">
      <style:graphic-properties svg:stroke-color="#333333" draw:fill-color="#666666" draw:textarea-horizontal-align="justify" draw:textarea-vertical-align="middle" draw:auto-grow-height="false" fo:min-height="0.123cm" fo:min-width="0cm"/>
    </style:style>
    <style:style style:name="gr20" style:family="graphic" style:parent-style-name="standard">
      <style:graphic-properties svg:stroke-color="#333333" draw:fill-color="#666666" draw:textarea-horizontal-align="justify" draw:textarea-vertical-align="middle" draw:auto-grow-height="false" fo:min-height="0.122cm" fo:min-width="0cm"/>
    </style:style>
    <style:style style:name="gr21" style:family="graphic" style:parent-style-name="standard">
      <style:graphic-properties svg:stroke-color="#333333" draw:fill-color="#666666" draw:textarea-horizontal-align="justify" draw:textarea-vertical-align="middle" draw:auto-grow-height="false" fo:min-height="0.124cm" fo:min-width="0cm"/>
    </style:style>
    <style:style style:name="gr22" style:family="graphic" style:parent-style-name="standard">
      <style:graphic-properties svg:stroke-color="#729fcf" draw:fill-color="#b4c7dc" draw:textarea-horizontal-align="justify" draw:textarea-vertical-align="middle" draw:auto-grow-height="false" fo:min-height="0.064cm" fo:min-width="0.3cm"/>
    </style:style>
    <style:style style:name="gr23" style:family="graphic" style:parent-style-name="standard">
      <style:graphic-properties svg:stroke-color="#a1467e" draw:fill-color="#a1467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gr25" style:family="graphic" style:parent-style-name="standard">
      <style:graphic-properties draw:stroke="none" svg:stroke-color="#000000" draw:fill="none" draw:fill-color="#ffffff" fo:min-height="1.423cm"/>
    </style:style>
    <style:style style:name="gr26" style:family="graphic" style:parent-style-name="standard">
      <style:graphic-properties draw:stroke="none" svg:stroke-color="#000000" draw:fill="none" draw:fill-color="#ffffff" fo:min-height="0.893cm"/>
    </style:style>
    <style:style style:name="gr27" style:family="graphic" style:parent-style-name="standard">
      <style:graphic-properties svg:stroke-color="#729fcf" draw:fill-color="#b4c7dc" draw:textarea-horizontal-align="justify" draw:textarea-vertical-align="middle" draw:auto-grow-height="false" fo:min-height="0.31cm" fo:min-width="0.479cm"/>
    </style:style>
    <style:style style:name="gr28" style:family="graphic" style:parent-style-name="standard">
      <style:graphic-properties svg:stroke-color="#b47804" draw:fill-color="#ffde59" draw:textarea-horizontal-align="justify" draw:textarea-vertical-align="middle" draw:auto-grow-height="false" fo:min-height="1.102cm" fo:min-width="2.9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-color="#a1467e"/>
      <style:paragraph-properties fo:text-align="center"/>
    </style:style>
    <style:style style:name="P10" style:family="paragraph">
      <loext:graphic-properties draw:fill-color="#ffde5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18cm" svg:height="3.518cm" svg:x="14.027cm" svg:y="8.493cm">
          <draw:image xlink:href="Pictures/100002010000016F0000016F3164878F39F325AE.png" xlink:type="simple" xlink:show="embed" xlink:actuate="onLoad" loext:mime-type="image/png">
            <text:p/>
          </draw:image>
        </draw:frame>
        <draw:custom-shape draw:style-name="gr2" draw:text-style-name="P2" draw:layer="layout" svg:width="6.839cm" svg:height="5.385cm" svg:x="5.591cm" svg:y="0.3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331cm" svg:height="6.833cm" svg:x="4.691cm" svg:y="6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8cm" svg:height="6.304cm" svg:x="6.115cm" svg:y="6.9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02cm" svg:height="0.588cm" svg:x="6.294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03cm" svg:height="0.592cm" svg:x="6.293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604cm" svg:height="0.587cm" svg:x="6.292cm" svg:y="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04cm" svg:height="0.577cm" svg:x="6.292cm" svg:y="9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04cm" svg:height="0.593cm" svg:x="6.292cm" svg:y="10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604cm" svg:height="0.582cm" svg:x="6.292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04cm" svg:height="0.597cm" svg:x="6.292cm" svg:y="1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604cm" svg:height="0.583cm" svg:x="6.292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8cm" svg:height="6.304cm" svg:x="8.279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83cm" svg:height="0.588cm" svg:x="8.459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83cm" svg:height="0.592cm" svg:x="8.458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583cm" svg:height="0.587cm" svg:x="8.457cm" svg:y="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83cm" svg:height="0.577cm" svg:x="8.457cm" svg:y="9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583cm" svg:height="0.593cm" svg:x="8.457cm" svg:y="10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83cm" svg:height="0.582cm" svg:x="8.457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583cm" svg:height="0.597cm" svg:x="8.457cm" svg:y="1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583cm" svg:height="0.583cm" svg:x="8.457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18cm" svg:height="6.304cm" svg:x="10.35cm" svg:y="6.9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05cm" svg:height="0.588cm" svg:x="10.529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05cm" svg:height="0.592cm" svg:x="10.528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605cm" svg:height="0.587cm" svg:x="10.527cm" svg:y="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05cm" svg:height="0.577cm" svg:x="10.527cm" svg:y="9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05cm" svg:height="0.593cm" svg:x="10.527cm" svg:y="10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605cm" svg:height="0.582cm" svg:x="10.527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05cm" svg:height="0.597cm" svg:x="10.527cm" svg:y="1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605cm" svg:height="0.583cm" svg:x="10.527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6.837cm" svg:y1="7.479cm" svg:x2="8.419cm" svg:y2="7.479cm">
          <text:p/>
        </draw:line>
        <draw:line draw:style-name="gr13" draw:text-style-name="P5" draw:layer="layout" svg:x1="6.837cm" svg:y1="7.479cm" svg:x2="8.419cm" svg:y2="8.32cm">
          <text:p/>
        </draw:line>
        <draw:line draw:style-name="gr13" draw:text-style-name="P5" draw:layer="layout" svg:x1="6.942cm" svg:y1="7.479cm" svg:x2="8.418cm" svg:y2="9.056cm">
          <text:p/>
        </draw:line>
        <draw:line draw:style-name="gr13" draw:text-style-name="P5" draw:layer="layout" svg:x1="6.837cm" svg:y1="7.479cm" svg:x2="8.419cm" svg:y2="9.792cm">
          <text:p/>
        </draw:line>
        <draw:line draw:style-name="gr13" draw:text-style-name="P5" draw:layer="layout" svg:x1="6.837cm" svg:y1="7.479cm" svg:x2="8.419cm" svg:y2="10.528cm">
          <text:p/>
        </draw:line>
        <draw:line draw:style-name="gr13" draw:text-style-name="P5" draw:layer="layout" svg:x1="6.837cm" svg:y1="7.479cm" svg:x2="8.524cm" svg:y2="11.369cm">
          <text:p/>
        </draw:line>
        <draw:line draw:style-name="gr13" draw:text-style-name="P5" draw:layer="layout" svg:x1="6.837cm" svg:y1="7.479cm" svg:x2="8.524cm" svg:y2="11.999cm">
          <text:p/>
        </draw:line>
        <draw:line draw:style-name="gr13" draw:text-style-name="P5" draw:layer="layout" svg:x1="6.837cm" svg:y1="7.479cm" svg:x2="8.524cm" svg:y2="12.735cm">
          <text:p/>
        </draw:line>
        <draw:line draw:style-name="gr13" draw:text-style-name="P5" draw:layer="layout" svg:x1="8.946cm" svg:y1="8.215cm" svg:x2="10.528cm" svg:y2="7.479cm">
          <text:p/>
        </draw:line>
        <draw:line draw:style-name="gr13" draw:text-style-name="P5" draw:layer="layout" svg:x1="9.051cm" svg:y1="8.215cm" svg:x2="10.527cm" svg:y2="8.215cm">
          <text:p/>
        </draw:line>
        <draw:line draw:style-name="gr13" draw:text-style-name="P5" draw:layer="layout" svg:x1="9.051cm" svg:y1="8.215cm" svg:x2="10.633cm" svg:y2="9.056cm">
          <text:p/>
        </draw:line>
        <draw:line draw:style-name="gr13" draw:text-style-name="P5" draw:layer="layout" svg:x1="9.051cm" svg:y1="8.215cm" svg:x2="10.527cm" svg:y2="9.792cm">
          <text:p/>
        </draw:line>
        <draw:line draw:style-name="gr13" draw:text-style-name="P5" draw:layer="layout" svg:x1="9.051cm" svg:y1="8.215cm" svg:x2="10.527cm" svg:y2="10.528cm">
          <text:p/>
        </draw:line>
        <draw:line draw:style-name="gr13" draw:text-style-name="P5" draw:layer="layout" svg:x1="9.051cm" svg:y1="8.215cm" svg:x2="10.527cm" svg:y2="11.264cm">
          <text:p/>
        </draw:line>
        <draw:line draw:style-name="gr13" draw:text-style-name="P5" draw:layer="layout" svg:x1="9.051cm" svg:y1="8.215cm" svg:x2="10.527cm" svg:y2="11.999cm">
          <text:p/>
        </draw:line>
        <draw:line draw:style-name="gr13" draw:text-style-name="P5" draw:layer="layout" svg:x1="9.051cm" svg:y1="8.215cm" svg:x2="10.527cm" svg:y2="12.84cm">
          <text:p/>
        </draw:line>
        <draw:frame draw:style-name="gr14" draw:text-style-name="P6" draw:layer="layout" svg:width="1.309cm" svg:height="3.095cm" svg:x="11.568cm" svg:y="8.894cm">
          <draw:text-box>
            <text:p>…</text:p>
            <text:p/>
            <text:p>...</text:p>
          </draw:text-box>
        </draw:frame>
        <draw:custom-shape draw:style-name="gr15" draw:text-style-name="P1" draw:layer="layout" svg:width="1.27cm" svg:height="1.27cm" svg:x="18.264cm" svg:y="7.585cm">
          <text:p text:style-name="P7">f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27cm" svg:x="19.164cm" svg:y="11.676cm">
          <text:p text:style-name="P7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8.899cm" svg:y1="8.855cm" svg:x2="19.796cm" svg:y2="11.649cm">
          <text:p/>
        </draw:line>
        <draw:custom-shape draw:style-name="gr17" draw:text-style-name="P1" draw:layer="layout" svg:width="4.064cm" svg:height="5.715cm" svg:x="17.764cm" svg:y="7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329cm" svg:height="3.329cm" svg:x="0.519cm" svg:y="1.216cm">
          <draw:image xlink:href="Pictures/100002010000016F0000016F3164878F39F325AE.png" xlink:type="simple" xlink:show="embed" xlink:actuate="onLoad" loext:mime-type="image/png">
            <text:p/>
          </draw:image>
        </draw:frame>
        <draw:custom-shape draw:style-name="gr18" draw:text-style-name="P3" draw:layer="layout" svg:width="0.914cm" svg:height="3.581cm" svg:x="6.169cm" svg:y="1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0.533cm" svg:height="0.527cm" svg:x="6.327cm" svg:y="1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34cm" svg:height="0.526cm" svg:x="6.326cm" svg:y="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535cm" svg:height="0.528cm" svg:x="6.325cm" svg:y="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35cm" svg:height="0.527cm" svg:x="6.325cm" svg:y="3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535cm" svg:height="0.528cm" svg:x="6.325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27cm" svg:x="20.077cm" svg:y="7.582cm">
          <text:p text:style-name="P7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20.685cm" svg:y1="8.855cm" svg:x2="19.923cm" svg:y2="11.649cm">
          <text:p/>
        </draw:line>
        <draw:custom-shape draw:style-name="gr15" draw:text-style-name="P1" draw:layer="layout" svg:width="1.27cm" svg:height="1.27cm" svg:x="18.282cm" svg:y="0.419cm">
          <text:p text:style-name="P7">f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27cm" svg:x="19.182cm" svg:y="4.51cm">
          <text:p text:style-name="P7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8.917cm" svg:y1="1.689cm" svg:x2="19.814cm" svg:y2="4.483cm">
          <text:p/>
        </draw:line>
        <draw:custom-shape draw:style-name="gr17" draw:text-style-name="P1" draw:layer="layout" svg:width="4.064cm" svg:height="5.715cm" svg:x="17.782cm" svg:y="0.2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.27cm" svg:height="1.27cm" svg:x="20.195cm" svg:y="0.416cm">
          <text:p text:style-name="P7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20.83cm" svg:y1="1.689cm" svg:x2="19.941cm" svg:y2="4.483cm">
          <text:p/>
        </draw:line>
        <draw:custom-shape draw:style-name="gr22" draw:text-style-name="P8" draw:layer="layout" svg:width="0.914cm" svg:height="0.626cm" svg:x="7.599cm" svg:y="2.64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23" draw:text-style-name="P9" draw:layer="layout" svg:width="1.724cm" svg:height="3.26cm" draw:transform="rotate (1.5707963267949) translate (8.9158125cm 3.74145577733016cm)" svg:viewBox="0 0 1725 3261" svg:d="M0 0c3882 0 0 3261 0 3261z">
          <text:p/>
        </draw:path>
        <draw:frame draw:style-name="gr24" draw:text-style-name="P6" draw:layer="layout" svg:width="1.881cm" svg:height="0.962cm" svg:x="9.418cm" svg:y="3.895cm">
          <draw:text-box>
            <text:p>Q(z)</text:p>
          </draw:text-box>
        </draw:frame>
        <draw:frame draw:style-name="gr25" draw:text-style-name="P6" draw:layer="layout" svg:width="3.645cm" svg:height="1.673cm" svg:x="18.453cm" svg:y="13.3cm">
          <draw:text-box>
            <text:p>P(J|f(x),Z)</text:p>
          </draw:text-box>
        </draw:frame>
        <draw:frame draw:style-name="gr26" draw:text-style-name="P6" draw:layer="layout" svg:width="3.531cm" svg:height="1.143cm" svg:x="18.17cm" svg:y="6.334cm">
          <draw:text-box>
            <text:p>Q(Z|f(x),J)</text:p>
          </draw:text-box>
        </draw:frame>
        <draw:custom-shape draw:style-name="gr27" draw:text-style-name="P8" draw:layer="layout" svg:width="1.118cm" svg:height="1.118cm" svg:x="13.272cm" svg:y="9.3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3.469cm" svg:height="1.352cm" draw:transform="rotate (-1.5707963267949) translate (1.566cm 5.267cm)">
          <text:p/>
          <draw:enhanced-geometry svg:viewBox="0 0 21600 21600" draw:mirror-horizontal="false" draw:mirror-vertical="true" draw:glue-points="?f7 0 ?f6 ?f1 0 ?f10 ?f6 21600 ?f4 ?f10 21600 ?f9" draw:path-stretchpoint-x="10800" draw:path-stretchpoint-y="10800" draw:text-areas="0 ?f1 ?f4 ?f12" draw:type="cube" draw:modifiers="18526.426229508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3.469cm" svg:height="1.352cm" draw:transform="rotate (-1.5707963267949) translate (2.101cm 5.267cm)">
          <text:p/>
          <draw:enhanced-geometry svg:viewBox="0 0 21600 21600" draw:mirror-horizontal="false" draw:mirror-vertical="true" draw:glue-points="?f7 0 ?f6 ?f1 0 ?f10 ?f6 21600 ?f4 ?f10 21600 ?f9" draw:path-stretchpoint-x="10800" draw:path-stretchpoint-y="10800" draw:text-areas="0 ?f1 ?f4 ?f12" draw:type="cube" draw:modifiers="18526.426229508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3.469cm" svg:height="1.352cm" draw:transform="rotate (-1.5707963267949) translate (2.653cm 5.267cm)">
          <text:p/>
          <draw:enhanced-geometry svg:viewBox="0 0 21600 21600" draw:mirror-horizontal="false" draw:mirror-vertical="true" draw:glue-points="?f7 0 ?f6 ?f1 0 ?f10 ?f6 21600 ?f4 ?f10 21600 ?f9" draw:path-stretchpoint-x="10800" draw:path-stretchpoint-y="10800" draw:text-areas="0 ?f1 ?f4 ?f12" draw:type="cube" draw:modifiers="18526.426229508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3.469cm" svg:height="1.352cm" draw:transform="rotate (-1.5707963267949) translate (3.305cm 5.267cm)">
          <text:p/>
          <draw:enhanced-geometry svg:viewBox="0 0 21600 21600" draw:mirror-horizontal="false" draw:mirror-vertical="true" draw:glue-points="?f7 0 ?f6 ?f1 0 ?f10 ?f6 21600 ?f4 ?f10 21600 ?f9" draw:path-stretchpoint-x="10800" draw:path-stretchpoint-y="10800" draw:text-areas="0 ?f1 ?f4 ?f12" draw:type="cube" draw:modifiers="18526.426229508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8" draw:layer="layout" svg:width="1.118cm" svg:height="1.118cm" svg:x="3.413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8" draw:layer="layout" svg:width="1.118cm" svg:height="1.118cm" draw:transform="rotate (0.785398163397448) translate (3.587cm 6.0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8" draw:layer="layout" svg:width="1.118cm" svg:height="1.118cm" svg:x="4.302cm" svg:y="2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8" draw:layer="layout" svg:width="1.118cm" svg:height="1.118cm" draw:transform="rotate (-1.5707963267949) translate (11.368cm 5.7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2§display§\mathcal{L} = Distance (P(J_{pred}| f(x),z), P(J_{gt})) + Distance (Q(z),P(z))§svg§600§TRUE§</svg:desc>
          <draw:frame draw:style-name="gr1" draw:text-style-name="P1" draw:layer="layout" svg:width="21.393cm" svg:height="0.805cm" svg:x="0.383cm" svg:y="14.319cm">
            <draw:image xlink:href="Pictures/1000B3C7000025FD0000016FD8320798657BD1C0.svg" xlink:type="simple" xlink:show="embed" xlink:actuate="onLoad" loext:mime-type="image/svg+xml">
              <text:p/>
            </draw:image>
            <draw:image xlink:href="Pictures/10000201000001700000000EBB5655DB8BDA3CA6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09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5:37:17.264769433</meta:creation-date>
    <dc:date>2019-12-05T17:18:26.649779724</dc:date>
    <meta:editing-duration>PT56M32S</meta:editing-duration>
    <meta:editing-cycles>14</meta:editing-cycles>
    <meta:generator>LibreOffice/6.2.4.2$Linux_X86_64 LibreOffice_project/20$Build-2</meta:generator>
    <meta:document-statistic meta:object-count="82"/>
  </office:meta>
</office:document-meta>
</file>